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e2603" officeooo:paragraph-rsid="001e2603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2603" officeooo:paragraph-rsid="001e2603" style:font-size-asian="14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6df0" officeooo:paragraph-rsid="001e6df0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6df0" officeooo:paragraph-rsid="002055c0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6df0" officeooo:paragraph-rsid="00207f50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6df0" officeooo:paragraph-rsid="0024e6b2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1e6df0" officeooo:paragraph-rsid="001e6df0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1e6df0" officeooo:paragraph-rsid="002055c0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055c0" officeooo:paragraph-rsid="002055c0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07f50" officeooo:paragraph-rsid="00207f50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0dc1f" officeooo:paragraph-rsid="0020dc1f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officeooo:rsid="001e6df0" officeooo:paragraph-rsid="001e6df0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officeooo:rsid="0025fbcc" officeooo:paragraph-rsid="0025fbcc"/>
    </style:style>
    <style:style style:name="T1" style:family="text">
      <style:text-properties officeooo:rsid="002055c0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officeooo:rsid="00207f50"/>
    </style:style>
    <style:style style:name="T4" style:family="text">
      <style:text-properties officeooo:rsid="0020dc1f"/>
    </style:style>
    <style:style style:name="T5" style:family="text">
      <style:text-properties officeooo:rsid="0024e6b2"/>
    </style:style>
    <style:style style:name="T6" style:family="text">
      <style:text-properties officeooo:rsid="00261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dições</text:p>
      <text:p text:style-name="P2"/>
      <text:p text:style-name="P3">Condição <text:span text:style-name="T1">simples</text:span>:</text:p>
      <text:p text:style-name="P3"/>
      <text:p text:style-name="P7">if (condiç<text:span text:style-name="T1">ões</text:span>) {</text:p>
      <text:p text:style-name="P7"><text:tab/>// Comandos se true</text:p>
      <text:p text:style-name="P8">} </text:p>
      <text:p text:style-name="P8"/>
      <text:p text:style-name="P8"/>
      <text:p text:style-name="P8"/>
      <text:p text:style-name="P4">Condição <text:span text:style-name="T1">composta</text:span>:</text:p>
      <text:p text:style-name="P8"/>
      <text:p text:style-name="P9">if (condições) {</text:p>
      <text:p text:style-name="P8"><text:tab/>// <text:span text:style-name="T1">Comandos se true</text:span></text:p>
      <text:p text:style-name="P8"><text:span text:style-name="T1">} </text:span>else {</text:p>
      <text:p text:style-name="P7"><text:tab/>// Comandos se false</text:p>
      <text:p text:style-name="P12"><text:span text:style-name="T2">}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5">Condição <text:span text:style-name="T3">aninhada</text:span>:</text:p>
      <text:p text:style-name="P5"/>
      <text:p text:style-name="P10">if (condições) {</text:p>
      <text:p text:style-name="P10"><text:tab/>// Comandos se true</text:p>
      <text:p text:style-name="P10">} el<text:span text:style-name="T4">se</text:span> <text:span text:style-name="T4">{</text:span></text:p>
      <text:p text:style-name="P10"><text:tab/>// <text:span text:style-name="T4">Comandos se false</text:span></text:p>
      <text:p text:style-name="P10"><text:tab/><text:span text:style-name="T4">if (condições) {</text:span></text:p>
      <text:p text:style-name="P10"><text:tab/><text:tab/>// <text:span text:style-name="T4">Comandos se true</text:span></text:p>
      <text:p text:style-name="P10"><text:tab/><text:span text:style-name="T4">} else if (condições) {</text:span></text:p>
      <text:p text:style-name="P10"><text:tab/><text:tab/>// <text:span text:style-name="T4">Comandos se a condição acima for false e esta for true</text:span></text:p>
      <text:p text:style-name="P10"><text:tab/><text:span text:style-name="T4">}</text:span></text:p>
      <text:p text:style-name="P11">}</text:p>
      <text:p text:style-name="P11"/>
      <text:p text:style-name="P11"/>
      <text:p text:style-name="P11"/>
      <text:p text:style-name="P6">Condição <text:span text:style-name="T5">múltipla</text:span>:</text:p>
      <text:p text:style-name="P6"/>
      <text:p text:style-name="P13">switch (expressão) {</text:p>
      <text:p text:style-name="P13"><text:tab/>case valor1:</text:p>
      <text:p text:style-name="P13"><text:tab/><text:tab/>// Comandos</text:p>
      <text:p text:style-name="P13"><text:tab/><text:tab/>break<text:tab/><text:tab/><text:tab/>→<text:span text:style-name="T6"> NOTA: Ele salta para o case cujo valor iguala o da expressão, e <text:tab/><text:tab/><text:tab/><text:tab/><text:tab/><text:tab/>executa os comandos correspondentes. Sem os break, ele continua a <text:tab/><text:tab/></text:span>case valor2:<text:tab/><text:tab/><text:tab/><text:span text:style-name="T6">executar os vários blocos até encontrar um break</text:span></text:p>
      <text:p text:style-name="P13"><text:tab/><text:tab/>// Comandos</text:p>
      <text:p text:style-name="P13"><text:tab/><text:tab/>break</text:p>
      <text:p text:style-name="P13"/>
      <text:p text:style-name="P13"><text:tab/>default:</text:p>
      <text:p text:style-name="P13"><text:tab/><text:tab/>// Comandos</text:p>
      <text:p text:style-name="P13"><text:tab/><text:tab/>break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35:19.906000000</meta:creation-date>
    <meta:generator>LibreOffice/6.0.7.3$Windows_X86_64 LibreOffice_project/dc89aa7a9eabfd848af146d5086077aeed2ae4a5</meta:generator>
    <meta:editing-duration>PT10H29M9S</meta:editing-duration>
    <meta:editing-cycles>12</meta:editing-cycles>
    <dc:title>Modelo 1</dc:title>
    <dc:date>2020-04-25T20:04:33.296000000</dc:date>
    <meta:document-statistic meta:table-count="0" meta:image-count="0" meta:object-count="0" meta:page-count="1" meta:paragraph-count="33" meta:word-count="122" meta:character-count="682" meta:non-whitespace-character-count="554"/>
    <meta:template xlink:type="simple" xlink:actuate="onRequest" xlink:title="Modelo 1" xlink:href="../../../../../../AppData/Roaming/LibreOffice/4/user/template/Modelo%201.ott" meta:date="2020-04-25T09:35:19.660000000"/>
  </office:meta>
</office:document-meta>
</file>